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2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style:text-properties fo:font-size="6pt" style:font-size-asian="6pt" style:font-size-complex="6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4pt" style:font-size-asian="4pt" style:font-size-complex="4pt"/>
    </style:style>
    <style:style style:name="P7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3.857cm" svg:y="4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4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4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4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4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4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4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02cm" svg:y="4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5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5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5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5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5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5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5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02cm" svg:y="5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02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6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6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6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6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6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6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6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02cm" svg:y="6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02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7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7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7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7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7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7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7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02cm" svg:y="7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02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02cm" svg:y="8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17cm" svg:height="0.318cm" svg:x="3.54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7cm" svg:height="0.318cm" svg:x="6.22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492cm" svg:height="0.962cm" svg:x="3.858cm" svg:y="1.308cm">
          <draw:text-box>
            <text:p text:style-name="P3"><text:span text:style-name="T1">= Frag Point</text:span></text:p>
          </draw:text-box>
        </draw:frame>
        <draw:frame draw:style-name="gr4" draw:text-style-name="P4" draw:layer="layout" svg:width="2.54cm" svg:height="0.953cm" svg:x="2.27cm" svg:y="2.587cm">
          <draw:text-box>
            <text:p text:style-name="P3"><text:span text:style-name="T1">For HEIGHT</text:span></text:p>
            <text:p text:style-name="P3"><text:span text:style-name="T1"><text:s text:c="8"/></text:span><text:span text:style-name="T1">For ROW:</text:span></text:p>
          </draw:text-box>
        </draw:frame>
        <draw:frame draw:style-name="gr4" draw:text-style-name="P4" draw:layer="layout" svg:width="2.54cm" svg:height="0.953cm" svg:x="1.952cm" svg:y="3.857cm">
          <draw:text-box>
            <text:p text:style-name="P3"><text:span text:style-name="T1">HEIGHT:</text:span></text:p>
          </draw:text-box>
        </draw:frame>
        <draw:frame draw:style-name="gr4" draw:text-style-name="P4" draw:layer="layout" svg:width="2.54cm" svg:height="0.953cm" svg:x="2.27cm" svg:y="2.588cm">
          <draw:text-box>
            <text:p text:style-name="P3"><text:span text:style-name="T1">For HEIGHT</text:span></text:p>
            <text:p text:style-name="P3"><text:span text:style-name="T1"><text:s text:c="8"/></text:span><text:span text:style-name="T1">For ROW:</text:span></text:p>
          </draw:text-box>
        </draw:frame>
        <draw:frame draw:style-name="gr4" draw:text-style-name="P4" draw:layer="layout" svg:width="2.54cm" svg:height="0.953cm" svg:x="3.222cm" svg:y="3.539cm">
          <draw:text-box>
            <text:p text:style-name="P3"><text:span text:style-name="T1">ROW:</text:span></text:p>
          </draw:text-box>
        </draw:frame>
        <draw:line draw:style-name="gr5" draw:text-style-name="P5" draw:layer="layout" svg:x1="3.857cm" svg:y1="4.175cm" svg:x2="8.937cm" svg:y2="4.175cm">
          <text:p/>
        </draw:line>
        <draw:line draw:style-name="gr6" draw:text-style-name="P5" draw:layer="layout" svg:x1="3.222cm" svg:y1="4.492cm" svg:x2="3.222cm" svg:y2="9.572cm">
          <text:p/>
        </draw:line>
        <draw:path draw:style-name="gr7" draw:text-style-name="P5" draw:layer="layout" svg:width="0.183cm" svg:height="0.04cm" draw:transform="rotate (-1.79070781254618) translate (4.2362361430529cm 4.71499384354196cm)" svg:viewBox="0 0 184 41" svg:d="M0 41l94-11 90-30">
          <text:p/>
        </draw:path>
        <draw:path draw:style-name="gr7" draw:text-style-name="P5" draw:layer="layout" svg:width="0.19cm" svg:height="0.335cm" draw:transform="rotate (0.219911485751286) translate (4.62743420750148cm 4.67552130420852cm)" svg:viewBox="0 0 191 336" svg:d="M0 12c105-48 185 54 191 187 8 191-305 40-40 137">
          <text:p/>
        </draw:path>
        <draw:path draw:style-name="gr7" draw:text-style-name="P5" draw:layer="layout" svg:width="0.309cm" svg:height="0.289cm" draw:transform="rotate (0.219911485751286) translate (5.32cm 4.706cm)" svg:viewBox="0 0 310 290" svg:d="M0 0c100 6 430 106 263 165-319 113 201 127-134 125l-19-4">
          <text:p/>
        </draw:path>
        <draw:path draw:style-name="gr7" draw:text-style-name="P5" draw:layer="layout" svg:width="0.194cm" svg:height="0.038cm" draw:transform="rotate (-1.32575209981489) translate (3.515cm 4.762cm)" svg:viewBox="0 0 195 39" svg:d="M0 0l97 5 98 34-13-23">
          <text:p/>
        </draw:path>
        <draw:path draw:style-name="gr7" draw:text-style-name="P5" draw:layer="layout" svg:width="0.059cm" svg:height="-0.001cm" draw:transform="rotate (2.81992847244724) translate (3.232cm 5.188cm)" svg:viewBox="0 0 60 0" svg:d="M0 0h60">
          <text:p/>
        </draw:path>
        <draw:path draw:style-name="gr7" draw:text-style-name="P5" draw:layer="layout" svg:width="0.253cm" svg:height="0.348cm" draw:transform="rotate (0.262497519499947) translate (3.39501917173931cm 5.33832302026345cm)" svg:viewBox="0 0 254 349" svg:d="M36 0c99-3 296 109 185 227-44 46-380-6-129 111l76 11">
          <text:p/>
        </draw:path>
        <draw:path draw:style-name="gr7" draw:text-style-name="P5" draw:layer="layout" svg:width="0.278cm" svg:height="0.393cm" draw:transform="rotate (0.410501440069066) translate (3.41646436771294cm 5.91328904964241cm)" svg:viewBox="0 0 279 394" svg:d="M89 20c99-82 327 112 75 136-131 13 34 271-102 234l-62-48">
          <text:p/>
        </draw:path>
        <draw:frame draw:style-name="gr8" draw:text-style-name="P7" draw:layer="layout" svg:width="5.08cm" svg:height="1.587cm" svg:x="5.445cm" svg:y="2.27cm">
          <draw:text-box>
            <text:p text:style-name="P6"><text:span text:style-name="T2">Run from left to right, count along each row and render in each fragment.</text:span></text:p>
            <text:p text:style-name="P6"><text:span text:style-name="T2">Then for the height count down from the top, and do the next row.</text:span></text:p>
            <text:p text:style-name="P6"><text:span text:style-name="T2"/></text:p>
            <text:p text:style-name="P6"><text:span text:style-name="T2">This is how the “renderWorld()” function is rendering each fragment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9:47:06.503068304</meta:creation-date>
    <dc:date>2025-06-30T09:58:10.123295572</dc:date>
    <meta:editing-duration>PT10M30S</meta:editing-duration>
    <meta:editing-cycles>2</meta:editing-cycles>
    <meta:generator>LibreOffice/24.2.7.2$Linux_X86_64 LibreOffice_project/420$Build-2</meta:generator>
    <meta:document-statistic meta:object-count="81"/>
  </office:meta>
</office:document-meta>
</file>